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DefaultParagraphFont" style:family="text">
      <style:text-properties fo:language="en" fo:country="GB"/>
    </style:style>
    <style:style style:name="T10" style:parent-style-name="DefaultParagraphFont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This is the demonstaration for lab4.</text:p>
      <text:p text:style-name="P2">Here you can see we have five nodes running.</text:p>
      <text:p text:style-name="P3">Task 1</text:p>
      <text:p text:style-name="P4">We start by<text:s/>posting<text:s/>a message to<text:s/>the board and the message is<text:s/>then<text:s/>sent to the other nodes. We can then choose to delete an entry form anyone of our nodes and the change is spread to the other nodes.<text:s/></text:p>
      <text:p text:style-name="P5">The delete is done<text:s/>by<text:s/>checking the seq number<text:s/>and the ip of the message. This way we are sure to delete the right message<text:s/>even if the messages are out of sync.<text:s/>When we delete we set the message<text:s/>status<text:s/>to<text:s/>“deleted”. When the site is then updated all messages with status deleted are not printed to the board.<?opendocument cursor-position?></text:p>
      <text:p text:style-name="P6">Task 2<text:s text:c="2"/><text:s/></text:p>
      <text:p text:style-name="P7">The topology of the nodes can be changed here. This is the bridge node were you can set the nodes to merge of split.</text:p>
      <text:p text:style-name="P8">The bridge node is currently set to split<text:s/>which means the nodes are in two different groups each with its own blackboard.</text:p>
      <text:p text:style-name="Normal"><text:span text:style-name="T9">When the bridge gets message to merge or split it broadcast this message two the other nodes. If it’s a merge message the bridge broadcast this and then starts to synchronise the two blackboards. If it’s a split message the<text:s/></text:span><text:span text:style-name="T10">bridge broadcast a message that tells the nodes to split into two groups.</text:span><text:span text:style-name="T11"><text:s/>This is done by puting half of the ip in the list in group A and the other half in group B.</text:span><text:span text:style-name="T12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ristian</meta:initial-creator>
    <dc:creator>Christian</dc:creator>
    <meta:creation-date>2016-01-10T11:21:00Z</meta:creation-date>
    <dc:date>2016-01-10T11:21:00Z</dc:date>
    <meta:template xlink:href="Normal.dotm" xlink:type="simple"/>
    <meta:editing-cycles>2</meta:editing-cycles>
    <meta:editing-duration>PT0S</meta:editing-duration>
    <meta:document-statistic meta:page-count="1" meta:paragraph-count="2" meta:word-count="196" meta:character-count="1237" meta:row-count="8" meta:non-whitespace-character-count="1043"/>
  </office:meta>
</office:document-meta>
</file>